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ketManagerImpl.getBasketAction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ketManagerImpl.getBriefcase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ketManagerImpl.addBatch( ContentItem item , int frequencyInDays , ActionInfo a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asketManagerImpl.getBriefcaseDescrip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ketManagerImp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ketManagerImpl.processShowBasketEvent( ShowBasketEvent event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ketManagerImp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ketManagerImpl.processShowItemEvent( ShowItemEvent ev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BasketManagerImpl.getU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ketManagerImpl.saveContentStore( String type , ContentStore stor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asketManagerImpl.processAddItemEvent( AddItemEvent ev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">
            <text:p text:style-name="Table_20_Contents">3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BasketManagerImpl.getFo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ketManagerImpl.processRemoveItemEvent( RemoveItem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ketManagerImpl.loadBriefcas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ob.Job( String url , ContentItem ite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BasketManagerImpl.loadContentStore( String 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asketManagerImpl.loadContentStore( String type , String user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asketManagerImpl.getBask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sketManagerImpl.processUploadItemEvent( UploadItem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asketManagerImpl.deleteContentStore( String type , String user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sketManagerImpl.getBriefc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ketManagerImpl.searchBatchInfo( ContentItem item , ActionInfo 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ketManagerImpl.update( Content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ketManagerImpl.saveContentStore( ContentStore sto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ketManagerImpl.inform( ContentStoreEvent event , PortalService servi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asketManagerImpl.processCleanBriefcaseEvent( CleanBriefcaseEvent event , Session sess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asketManag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ob.execute( String job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asketManagerImpl.getBriefcaseAction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ketManager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ketManagerImpl.getBask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ketManagerImpl.parameterize( Parameters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